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vg:font-family="WenQuanYi Zen Hei"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 Title</text:p>
      <text:p text:style-name="Standard">透過食物影像輔助營養評估</text:p>
      <text:p text:style-name="Standard"/>
      <text:p text:style-name="Standard">• Abstract</text:p>
      <text:p text:style-name="Standard">健康飲食是現代倍受重視的議題，而且全球有超過13%的人口有體重過重的問體，此外對於特定族群如：健身者、心血管疾病或糖尿病患者營養控管幾乎是每天必須面對的課題，然而多數人並不具備充足的營養學知識，且又不願意而外花時間獲取食物的營養資料，所以我們期望藉由影像處理的技術從照片中獲取關於食物的營養資訊，如此人們就可以藉由手機的拍照功能快速的的針對食物的營養成份進行初步評估，而針對這個問題我們的處理可粗略分成三個階段，首先我們必須進行image segmentation，因為我們必須將外在環境或是非關注的食物與我們所要進行評估的食物分隔開來，針對這裡所採用的是基於顏色的分割方式，針對影像的顏色強度進行分析，找出顏色劇烈變化處作為輪廓，再針對輪廓的位置和大小來對於食物進行定位，第二個階段為食物分類，成功分割出食物後，必須要判定食物的類別，而我們所採用SVM作為classifier，我們分別抽取出了食物的顏色、紋路和形狀並以此作為分類的依據，最終還必須估算食物的大小才可以正式評估營養成分，實際上沒有任何方法可能從影像中得到準確的食物體積，因為體積是三維度的資訊，並不包含在影像當中，不過由於此技術為輔助性質，因此只需完成初步估算再由使用者調整即可，我們採用的是先定義一個物體如手指作為比例尺，再由此物體和食物的面積大小的比例估算物體的體積，皆者由資料庫取得食物的營養成分。</text:p>
      <text:p text:style-name="Standard">• Introduction:</text:p>
      <text:p text:style-name="Standard">飲食是人們每天生活中所必須的，然而多數人卻沒有任何營養學的相關知識，而且也不願意的繁忙的生活中付出大量的時間紀錄和分析食物的營養成份，[1]便有提及飲食和肥胖間的關係，不重視飲食所付出的代價便是大量上升的肥胖率及各種疾病患者人數的增加，[2]的論文中便提及肥胖比率的上升及其所產生的健康危害，而[3]則顯示了許多糖尿病患者對於自己的飲食缺乏足夠的理解，這些研究都顯示了瞭解所攝取的食物的營養成分並進行控管是極為重要的，若能夠藉由技術使營養分析的過程簡化並使其更加便利，如此即便不具備營養學背景知識的人也可以很高效率的自主進行營養的控管。</text:p>
      <text:p text:style-name="Standard"/>
      <text:p text:style-name="Standard">我們以此題目為目標的原因是因為我們本身對於飲食和營養學有興趣，並且也十分注重自己的飲食，但是對於市面上的飲食管理軟體的性能無法滿足，所以期望能自行設計出性能佳的飲食管理輔助程式，而又因為我們有接觸過影像處理和機器學習的技術，所以我們期望能將這些技術用於飲食管理，所以最終我們定下了目前所選的題目作為期末專題。</text:p>
      <text:p text:style-name="Standard"/>
      <text:p text:style-name="Standard">我們的期末專題為進步型，過去已有一些針對食物影像辨識的論文，它們可能簡單應用食物的顏色形狀等分類，但是他們未必有針對現實的各種環境影響考量，如光線變化對顏色的影響，此外當存在多個食物時進行分割也有在我們專題專進行研究，而且我們期望的是盡可能簡化模型，而非依靠參數非常龐大且複雜的類神經網路模型直接處理影像，如此才可以比較方便的在手機等小型電子產品進行離線的應用，所以我們要先藉由許多影像處理的技術萃取特徵，在以簡單的SVM模型進行分類。</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Zen Hei" svg:font-family="WenQuanYi Zen Hei"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新細明體"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Zen 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style:font-name-complex="Mangal" fo:font-size="10pt" style:font-size-asian="10pt" style:font-size-complex="9pt" fo:hyphenate="false"/>
    </style:style>
    <style:style style:name="頁首字元" style:display-name="頁首 字元" style:family="text" style:parent-style-name="預設段落字型">
      <style:text-properties style:font-name-complex="Mangal"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style:font-name-complex="Mangal" fo:font-size="10pt" style:font-size-asian="10pt" style:font-size-complex="9pt" fo:hyphenate="false"/>
    </style:style>
    <style:style style:name="頁尾字元" style:display-name="頁尾 字元" style:family="text" style:parent-style-name="預設段落字型">
      <style:text-properties style:font-name-complex="Mangal"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鍾永桓</dc:creator>
    <meta:creation-date>2023-01-06T20:35:00Z</meta:creation-date>
    <dc:date>2023-01-08T07:55:00Z</dc:date>
    <meta:template xlink:href="Normal" xlink:type="simple"/>
    <meta:editing-cycles>4</meta:editing-cycles>
    <meta:editing-duration>PT1140S</meta:editing-duration>
    <meta:document-statistic meta:page-count="1" meta:paragraph-count="2" meta:word-count="191" meta:character-count="1280" meta:row-count="9" meta:non-whitespace-character-count="1091"/>
  </office:meta>
</office:document-meta>
</file>